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00d76b0" officeooo:paragraph-rsid="000d94c3" style:font-weight-asian="normal" style:font-weight-complex="normal"/>
    </style:style>
    <style:style style:name="P2" style:family="paragraph" style:parent-style-name="Standard">
      <style:text-properties fo:font-weight="normal" officeooo:rsid="000db3b4" officeooo:paragraph-rsid="000db3b4" style:font-weight-asian="normal" style:font-weight-complex="normal"/>
    </style:style>
    <style:style style:name="P3" style:family="paragraph" style:parent-style-name="Standard">
      <style:text-properties fo:font-weight="normal" officeooo:rsid="000db3b4" officeooo:paragraph-rsid="00157d6d" style:font-weight-asian="normal" style:font-weight-complex="normal"/>
    </style:style>
    <style:style style:name="P4" style:family="paragraph" style:parent-style-name="Standard">
      <style:text-properties fo:color="#21409a" fo:font-weight="normal" officeooo:rsid="000db3b4" officeooo:paragraph-rsid="000db3b4" style:font-weight-asian="normal" style:font-weight-complex="normal"/>
    </style:style>
    <style:style style:name="P5" style:family="paragraph" style:parent-style-name="Standard">
      <style:text-properties fo:color="#21409a" fo:font-weight="normal" officeooo:rsid="000dccf8" officeooo:paragraph-rsid="000dccf8" style:font-weight-asian="normal" style:font-weight-complex="normal"/>
    </style:style>
    <style:style style:name="P6" style:family="paragraph" style:parent-style-name="Standard">
      <style:text-properties fo:color="#21409a" fo:font-weight="normal" officeooo:rsid="001a8d6d" officeooo:paragraph-rsid="001a8d6d" style:font-weight-asian="normal" style:font-weight-complex="normal"/>
    </style:style>
    <style:style style:name="P7" style:family="paragraph" style:parent-style-name="Standard">
      <style:text-properties style:use-window-font-color="true" fo:font-weight="normal" officeooo:rsid="000dccf8" officeooo:paragraph-rsid="000dccf8" style:font-weight-asian="normal" style:font-weight-complex="normal"/>
    </style:style>
    <style:style style:name="P8" style:family="paragraph" style:parent-style-name="Standard">
      <style:text-properties style:use-window-font-color="true" fo:font-weight="normal" officeooo:rsid="0010eaf9" officeooo:paragraph-rsid="0010eaf9" style:font-weight-asian="normal" style:font-weight-complex="normal"/>
    </style:style>
    <style:style style:name="P9" style:family="paragraph" style:parent-style-name="Standard">
      <style:text-properties style:use-window-font-color="true" fo:font-weight="normal" officeooo:rsid="0010eaf9" officeooo:paragraph-rsid="00157d6d" style:font-weight-asian="normal" style:font-weight-complex="normal"/>
    </style:style>
    <style:style style:name="P10" style:family="paragraph" style:parent-style-name="Standard">
      <style:text-properties style:use-window-font-color="true" fo:font-weight="normal" officeooo:rsid="0010eaf9" officeooo:paragraph-rsid="0019b2bb" style:font-weight-asian="normal" style:font-weight-complex="normal"/>
    </style:style>
    <style:style style:name="P11" style:family="paragraph" style:parent-style-name="Standard">
      <style:text-properties style:use-window-font-color="true" fo:font-weight="normal" officeooo:rsid="0012b70c" officeooo:paragraph-rsid="0012b70c" style:font-weight-asian="normal" style:font-weight-complex="normal"/>
    </style:style>
    <style:style style:name="P12" style:family="paragraph" style:parent-style-name="Standard">
      <style:text-properties style:use-window-font-color="true" fo:font-weight="normal" officeooo:rsid="0012b70c" officeooo:paragraph-rsid="0019b2bb" style:font-weight-asian="normal" style:font-weight-complex="normal"/>
    </style:style>
    <style:style style:name="P13" style:family="paragraph" style:parent-style-name="Standard">
      <style:text-properties style:use-window-font-color="true" fo:font-weight="normal" officeooo:rsid="0013c38a" officeooo:paragraph-rsid="0013c38a" style:font-weight-asian="normal" style:font-weight-complex="normal"/>
    </style:style>
    <style:style style:name="P14" style:family="paragraph" style:parent-style-name="Standard">
      <style:text-properties style:use-window-font-color="true" fo:font-weight="normal" officeooo:rsid="001448c8" officeooo:paragraph-rsid="001448c8" style:font-weight-asian="normal" style:font-weight-complex="normal"/>
    </style:style>
    <style:style style:name="P15" style:family="paragraph" style:parent-style-name="Standard">
      <style:text-properties style:use-window-font-color="true" fo:font-weight="normal" officeooo:rsid="001448c8" officeooo:paragraph-rsid="001a8d6d" style:font-weight-asian="normal" style:font-weight-complex="normal"/>
    </style:style>
    <style:style style:name="P16" style:family="paragraph" style:parent-style-name="Standard">
      <style:text-properties style:use-window-font-color="true" fo:font-weight="normal" officeooo:rsid="00166304" officeooo:paragraph-rsid="00166304" style:font-weight-asian="normal" style:font-weight-complex="normal"/>
    </style:style>
    <style:style style:name="P17" style:family="paragraph" style:parent-style-name="Standard">
      <style:text-properties style:use-window-font-color="true" fo:font-weight="normal" officeooo:rsid="0017bdf5" officeooo:paragraph-rsid="0017bdf5" style:font-weight-asian="normal" style:font-weight-complex="normal"/>
    </style:style>
    <style:style style:name="P18" style:family="paragraph" style:parent-style-name="Standard">
      <style:text-properties style:use-window-font-color="true" fo:font-weight="normal" officeooo:rsid="0019b2bb" officeooo:paragraph-rsid="0019b2bb" style:font-weight-asian="normal" style:font-weight-complex="normal"/>
    </style:style>
    <style:style style:name="P19" style:family="paragraph" style:parent-style-name="Standard">
      <style:text-properties style:use-window-font-color="true" fo:font-weight="normal" officeooo:rsid="001a8d6d" officeooo:paragraph-rsid="001a8d6d" style:font-weight-asian="normal" style:font-weight-complex="normal"/>
    </style:style>
    <style:style style:name="P20" style:family="paragraph" style:parent-style-name="Standard">
      <style:text-properties style:use-window-font-color="true" fo:font-weight="normal" officeooo:rsid="001c419e" officeooo:paragraph-rsid="001c419e" style:font-weight-asian="normal" style:font-weight-complex="normal"/>
    </style:style>
    <style:style style:name="P21" style:family="paragraph" style:parent-style-name="Standard">
      <style:text-properties style:use-window-font-color="true" fo:font-weight="bold" officeooo:rsid="0010eaf9" officeooo:paragraph-rsid="0010eaf9" style:font-weight-asian="bold" style:font-weight-complex="bold"/>
    </style:style>
    <style:style style:name="P22" style:family="paragraph" style:parent-style-name="Standard">
      <style:text-properties style:use-window-font-color="true" fo:font-weight="bold" officeooo:rsid="0010eaf9" officeooo:paragraph-rsid="0019b2bb" style:font-weight-asian="bold" style:font-weight-complex="bold"/>
    </style:style>
    <style:style style:name="P23" style:family="paragraph" style:parent-style-name="Standard">
      <style:text-properties fo:font-weight="normal" officeooo:rsid="000d94c3" officeooo:paragraph-rsid="000d94c3" style:font-weight-asian="normal" style:font-weight-complex="normal"/>
    </style:style>
    <style:style style:name="P24" style:family="paragraph" style:parent-style-name="Standard">
      <style:text-properties fo:color="#21409a" fo:font-weight="bold" officeooo:rsid="000dccf8" officeooo:paragraph-rsid="000dccf8" style:font-weight-asian="bold" style:font-weight-complex="bold"/>
    </style:style>
    <style:style style:name="P25" style:family="paragraph" style:parent-style-name="Standard">
      <style:text-properties style:use-window-font-color="true" fo:font-weight="normal" officeooo:rsid="002036da" officeooo:paragraph-rsid="002036da" style:font-weight-asian="normal" style:font-weight-complex="normal"/>
    </style:style>
    <style:style style:name="P26" style:family="paragraph" style:parent-style-name="Standard">
      <style:text-properties style:use-window-font-color="true" fo:font-weight="normal" officeooo:rsid="001448c8" officeooo:paragraph-rsid="001448c8" style:font-weight-asian="normal" style:font-weight-complex="normal"/>
    </style:style>
    <style:style style:name="P27" style:family="paragraph" style:parent-style-name="Standard">
      <style:text-properties style:use-window-font-color="true" fo:font-weight="normal" officeooo:rsid="00166304" officeooo:paragraph-rsid="002036da" style:font-weight-asian="normal" style:font-weight-complex="normal"/>
    </style:style>
    <style:style style:name="P28" style:family="paragraph" style:parent-style-name="Standard">
      <style:text-properties style:use-window-font-color="true" fo:font-weight="normal" officeooo:rsid="0017bdf5" officeooo:paragraph-rsid="002036da" style:font-weight-asian="normal" style:font-weight-complex="normal"/>
    </style:style>
    <style:style style:name="P29" style:family="paragraph" style:parent-style-name="Standard">
      <style:text-properties style:use-window-font-color="true" fo:font-size="14pt" style:text-underline-style="solid" style:text-underline-width="auto" style:text-underline-color="font-color" fo:font-weight="bold" officeooo:rsid="000d76b0" officeooo:paragraph-rsid="00166304" style:font-size-asian="14pt" style:font-weight-asian="bold" style:font-size-complex="14pt" style:font-weight-complex="bold"/>
    </style:style>
    <style:style style:name="P30" style:family="paragraph" style:parent-style-name="Standard">
      <style:text-properties fo:font-size="14pt" style:text-underline-style="solid" style:text-underline-width="auto" style:text-underline-color="font-color" fo:font-weight="bold" officeooo:rsid="000d76b0" officeooo:paragraph-rsid="000d76b0" style:font-size-asian="14pt" style:font-weight-asian="bold" style:font-size-complex="14pt" style:font-weight-complex="bold"/>
    </style:style>
    <style:style style:name="T1" style:family="text">
      <style:text-properties officeooo:rsid="000d94c3"/>
    </style:style>
    <style:style style:name="T2" style:family="text">
      <style:text-properties fo:font-weight="bold" style:font-weight-asian="bold" style:font-weight-complex="bold"/>
    </style:style>
    <style:style style:name="T3" style:family="text">
      <style:text-properties officeooo:rsid="0013c38a"/>
    </style:style>
    <style:style style:name="T4" style:family="text">
      <style:text-properties officeooo:rsid="00157d6d"/>
    </style:style>
    <style:style style:name="T5" style:family="text">
      <style:text-properties officeooo:rsid="00166304"/>
    </style:style>
    <style:style style:name="T6" style:family="text">
      <style:text-properties officeooo:rsid="0017bdf5"/>
    </style:style>
    <style:style style:name="T7" style:family="text">
      <style:text-properties style:text-underline-style="solid" style:text-underline-width="auto" style:text-underline-color="font-color"/>
    </style:style>
    <style:style style:name="T8" style:family="text">
      <style:text-properties officeooo:rsid="001a8d6d"/>
    </style:style>
    <style:style style:name="T9" style:family="text">
      <style:text-properties officeooo:rsid="001d8409"/>
    </style:style>
    <style:style style:name="T10" style:family="text">
      <style:text-properties officeooo:rsid="001f43b7"/>
    </style:style>
    <style:style style:name="T11" style:family="text">
      <style:text-properties officeooo:rsid="002036da"/>
    </style:style>
    <style:style style:name="T12" style:family="text">
      <style:text-properties officeooo:rsid="00213229"/>
    </style:style>
    <style:style style:name="T13" style:family="text">
      <style:text-properties officeooo:rsid="00224e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ection: Enemy Action</text:p>
      <text:p text:style-name="P1">The core of the design is relying upon the fact that enemy actions are triggered by the starfighter's action<text:span text:style-name="T4">s</text:span>. With that in mind, <text:span text:style-name="T1">I have defined a routine for each of the 7 phases in a turn in the WAR_GRID class, and a “perform_turn” routine in the SPACEWAR class which executes all 7 phases in order.</text:span></text:p>
      <text:p text:style-name="P1"/>
      <text:p text:style-name="P23">When the starfighter takes an action (i.e – pass, move, fire, special), the action is always carried out in phase 3. The starfighter stores the last action in a local variable in SPACEWAR class. </text:p>
      <text:p text:style-name="P2">For example</text:p>
      <text:p text:style-name="P4"><text:tab/>fire</text:p>
      <text:p text:style-name="P4"><text:tab/><text:tab/>local</text:p>
      <text:p text:style-name="P4"><text:tab/><text:tab/><text:tab/>setup_access: SETUP_ACCESS</text:p>
      <text:p text:style-name="P4"><text:tab/><text:tab/><text:tab/>setup: SETUP</text:p>
      <text:p text:style-name="P4"><text:tab/><text:tab/>do</text:p>
      <text:p text:style-name="P4"><text:tab/><text:tab/><text:tab/>setup := setup_access.m</text:p>
      <text:p text:style-name="P4"><text:tab/><text:tab/><text:tab/>if setup.setup_has_begun = false then</text:p>
      <text:p text:style-name="P4"><text:tab/><text:tab/><text:tab/><text:tab/>process_not_in_game_error</text:p>
      <text:p text:style-name="P4"><text:tab/><text:tab/><text:tab/>else</text:p>
      <text:p text:style-name="P4"><text:tab/><text:tab/><text:tab/><text:tab/>if setup.current_step &lt;= 5 then</text:p>
      <text:p text:style-name="P4"><text:tab/><text:tab/><text:tab/><text:tab/>-- during setup</text:p>
      <text:p text:style-name="P4"><text:tab/><text:tab/><text:tab/><text:tab/><text:tab/>process_not_in_game_error</text:p>
      <text:p text:style-name="P4"/>
      <text:p text:style-name="P4"><text:tab/><text:tab/><text:tab/><text:tab/>-- in game</text:p>
      <text:p text:style-name="P4"><text:tab/><text:tab/><text:tab/><text:tab/>else</text:p>
      <text:p text:style-name="P4"><text:tab/><text:tab/><text:tab/><text:tab/><text:tab/><text:span text:style-name="T2">last_command := "fire"</text:span></text:p>
      <text:p text:style-name="P4"><text:tab/><text:tab/><text:tab/><text:tab/><text:tab/>process_command</text:p>
      <text:p text:style-name="P4"><text:tab/><text:tab/><text:tab/><text:tab/>end</text:p>
      <text:p text:style-name="P4"><text:tab/><text:tab/><text:tab/>end</text:p>
      <text:p text:style-name="P4"><text:tab/><text:tab/>end</text:p>
      <text:p text:style-name="P2"/>
      <text:p text:style-name="P3">When the <text:span text:style-name="T1">“perform_turn” routine <text:s/></text:span>is executed later on, it already knows what was the starfighter’s last action, and so, the routine <text:span text:style-name="T4">taking</text:span> care of phase 5 (enemy acti<text:span text:style-name="T4">on</text:span>) knows too.</text:p>
      <text:p text:style-name="P4"><text:tab/>perform_turn</text:p>
      <text:p text:style-name="P4"><text:tab/><text:tab/>local</text:p>
      <text:p text:style-name="P4"><text:tab/><text:tab/><text:tab/>war_grid_access: WAR_GRID_ACCESS</text:p>
      <text:p text:style-name="P4"><text:tab/><text:tab/><text:tab/>war_grid: WAR_GRID</text:p>
      <text:p text:style-name="P4"><text:tab/><text:tab/>do</text:p>
      <text:p text:style-name="P4"><text:tab/><text:tab/><text:tab/>war_grid := war_grid_access.m</text:p>
      <text:p text:style-name="P4"><text:tab/><text:tab/><text:tab/>war_grid.perform_phase_1</text:p>
      <text:p text:style-name="P4"><text:tab/><text:tab/><text:tab/>war_grid.perform_phase_2</text:p>
      <text:p text:style-name="P4"><text:tab/><text:tab/><text:tab/>war_grid.perform_phase_3 (last_command, last_move_to_tgt_row, <text:tab/><text:tab/><text:tab/><text:tab/><text:tab/><text:tab/>last_move_to_tgt_col)</text:p>
      <text:p text:style-name="P4"><text:tab/><text:tab/><text:tab/>war_grid.perform_phase_4</text:p>
      <text:p text:style-name="P4"><text:tab/><text:tab/><text:tab/><text:span text:style-name="T2">war_grid.perform_phase_5 (last_command)</text:span></text:p>
      <text:p text:style-name="P4"><text:tab/><text:tab/><text:tab/>war_grid.perform_phase_6</text:p>
      <text:p text:style-name="P4"><text:tab/><text:tab/><text:tab/>war_grid.perform_phase_7</text:p>
      <text:p text:style-name="P4"><text:tab/><text:tab/><text:tab/>if war_grid.starfighter.is_dead then</text:p>
      <text:p text:style-name="P4"><text:tab/><text:tab/><text:tab/><text:tab/>state_header.name := "not started"</text:p>
      <text:p text:style-name="P4"><text:tab/><text:tab/><text:tab/>end</text:p>
      <text:p text:style-name="P4"><text:tab/><text:tab/>end </text:p>
      <text:p text:style-name="P7"><text:soft-page-break/>Given that phase 5 knows what was the starfighter’s last action, the enemy can preempt accordingly by checking the relevant actions (based on the type of the enemy).</text:p>
      <text:p text:style-name="P7">For example:</text:p>
      <text:p text:style-name="P5"><text:tab/>preempt_action (pass: BOOLEAN ; fire: BOOLEAN ; move: BOOLEAN ; special: <text:tab/><text:tab/><text:tab/><text:tab/>BOOLEAN): BOOLEAN</text:p>
      <text:p text:style-name="P5"><text:tab/><text:tab/>do</text:p>
      <text:p text:style-name="P5"><text:tab/><text:tab/><text:tab/>if is_on_grid then</text:p>
      <text:p text:style-name="P5"><text:tab/><text:tab/><text:tab/><text:tab/><text:span text:style-name="T2">if pass then</text:span></text:p>
      <text:p text:style-name="P5"><text:tab/><text:tab/><text:tab/><text:tab/><text:tab/>health := health+10</text:p>
      <text:p text:style-name="P5"><text:tab/><text:tab/><text:tab/><text:tab/><text:tab/>max_health := max_health+10</text:p>
      <text:p text:style-name="P5"><text:tab/><text:tab/><text:tab/><text:tab/><text:tab/>report_enemy_gains_total_health (10)</text:p>
      <text:p text:style-name="P5"><text:tab/><text:tab/><text:tab/><text:tab/><text:span text:style-name="T2">elseif special then</text:span></text:p>
      <text:p text:style-name="P5"><text:tab/><text:tab/><text:tab/><text:tab/><text:tab/>health := health+20</text:p>
      <text:p text:style-name="P5"><text:tab/><text:tab/><text:tab/><text:tab/><text:tab/>max_health := max_health+20</text:p>
      <text:p text:style-name="P5"><text:tab/><text:tab/><text:tab/><text:tab/><text:tab/>report_enemy_gains_total_health (20)</text:p>
      <text:p text:style-name="P5"><text:tab/><text:tab/><text:tab/><text:tab/>end</text:p>
      <text:p text:style-name="P5"><text:tab/><text:tab/><text:tab/><text:tab/>Result := false</text:p>
      <text:p text:style-name="P5"><text:tab/><text:tab/><text:tab/>else</text:p>
      <text:p text:style-name="P5"><text:tab/><text:tab/><text:tab/><text:tab/>Result := true</text:p>
      <text:p text:style-name="P5"><text:tab/><text:tab/><text:tab/>end</text:p>
      <text:p text:style-name="P5"><text:tab/><text:tab/>end</text:p>
      <text:p text:style-name="P7">Depending on the enemy <text:span text:style-name="T4">type</text:span> and/or the starfighter’s last move, the <text:span text:style-name="T4">enemy </text:span>may end its turn. If it doesn’t, it will act. First all enemies preempt their actions and the one<text:span text:style-name="T4">s</text:span> that did not finish their turn will be added to a list. Then after all enemies have preempted, the enemies in the list who still need to act will do so. <text:s/></text:p>
      <text:p text:style-name="P7"/>
      <text:p text:style-name="P21">Satisfaction of design principles:</text:p>
      <text:p text:style-name="P8">- Information hiding</text:p>
      <text:p text:style-name="P8">In the enemy class, the methods “preempt_action” as well as “act” are not hidden. They considered stable as they are directly deduced by the basic requirements of the game.</text:p>
      <text:p text:style-name="P9">On the other hand, the way that the move itself is carried out can be adjusted. </text:p>
      <text:p text:style-name="P9">The enemy moving happens in “perform_move” in enemy class. The routine “perform_move” is hidden from clients. </text:p>
      <text:p text:style-name="P8">I actually changed the design more than once during development and that resulted in changing the content of “perform_move” but it did not have any effect on clients using the class (i.e – WAR_GRID).</text:p>
      <text:p text:style-name="P11">Also, an enemy may spawn a projectile during its act, and that too, “spawn_projectile”, is hidden as it may be changed. For instance, at first I let the projectiles undergo collision inspections before spawning. But later on I saw the need to do it the other way around, so I did not have to change anything in client classes.</text:p>
      <text:p text:style-name="P11"/>
      <text:p text:style-name="P11">- Single Choice Principle</text:p>
      <text:p text:style-name="P11">All enemies, <text:span text:style-name="T3">and thus enemy actions,</text:span> are designed using inheritance. There is a main deferred class, ENEMY, <text:span text:style-name="T3">which defines all shared code in one place, in addition to deferred routines that will later on be defined by the individual enemy classes that inherit from ENEMY. Thus ensuring that if a change has to be made, it will be made in one place only.</text:span></text:p>
      <text:p text:style-name="P13">Note: The individual enemy classes extend ENEMY by adding their own specialized attributes and routines to either beautify or simplify the code.</text:p>
      <text:p text:style-name="P13"/>
      <text:p text:style-name="P13"/>
      <text:p text:style-name="P13"><text:soft-page-break/></text:p>
      <text:p text:style-name="P13">- Cohesion</text:p>
      <text:p text:style-name="P13">The attributes in the ENEMY class are shared among all its descendants. Some descendants though, such as ENEMY_GRUNT, have few more attributes to maintain. Those attributes are defined in the class that needs them rather <text:span text:style-name="T11">than </text:span>in the ancestor class, thus satisfying cohesion. </text:p>
      <text:p text:style-name="P25">When an enemy moves for instance, the debug string reporting what happened is the same regardless to the type of the enemy. The routine taking care of that was defined and implemented in the ancestor ENEMY class, where it can be used by any enemy object inheriting from ENEMY.</text:p>
      <text:p text:style-name="P13"/>
      <text:p text:style-name="P14">- Programming from the interface</text:p>
      <text:p text:style-name="P14">In phase 5, every enemy will preempt, and those that did not finish their turn will still need to act. </text:p>
      <text:p text:style-name="P14">Those enemy were collected in a LIST, that was created at run time with ARRAYED_LIST cast.</text:p>
      <text:p text:style-name="P14">Also, all enemies ever created are collected in a LIST as well, called “enemies” in class WAR_GRID.</text:p>
      <text:p text:style-name="P14">The runtime type is also ARRAYED_LIST. If for any reason in the future we decide to change the <text:span text:style-name="T10">run time</text:span> type to, say LINKED_LIST, none of the clients of WAR_GRID would be affected as they are using the interface itself, not the implementation.</text:p>
      <text:p text:style-name="P8"/>
      <text:p text:style-name="P5"><text:tab/>-- Entity initialization</text:p>
      <text:p text:style-name="P5"><text:tab/>create starfighter.make (row_count)</text:p>
      <text:p text:style-name="P5"><text:tab/><text:span text:style-name="T2">create {ARRAYED_LIST[PROJECTILE]} projectiles.make (10)</text:span></text:p>
      <text:p text:style-name="P5"><text:tab/><text:span text:style-name="T2">create {ARRAYED_LIST[ENEMY]} enemies.make (10)</text:span></text:p>
      <text:p text:style-name="P24"/>
      <text:p text:style-name="P29">Section: <text:span text:style-name="T5">Scoring of Starfighter</text:span></text:p>
      <text:p text:style-name="P27">There’s a deferred ancesto<text:span text:style-name="T11">r</text:span> class called SCORE_ITEM, that has the descendant classes ORB as well as FOCUS. The idea is that an orb and a focus are both a SCORE_ITEM.</text:p>
      <text:p text:style-name="P16">There are only 2 routines for us to be concerned with:</text:p>
      <text:p text:style-name="P16">1. “add_score_item”</text:p>
      <text:p text:style-name="P16">2. “get_value”</text:p>
      <text:p text:style-name="P16"/>
      <text:p text:style-name="P16">The starfighter maintains a focus (FOCUS) where scores items (i.e ORB or FOCUS) can be added.</text:p>
      <text:p text:style-name="P16">When an enemy dies, it accesses the starfighter’s focus and executes “add_score_item” on it, <text:span text:style-name="T6">adding either an orb or a focus (depending on the enemy type).</text:span></text:p>
      <text:p text:style-name="P16"/>
      <text:p text:style-name="P17">Whenever it’s time to print the state strings and content, the very last step is to print the starfighter’s score, by executing “<text:span text:style-name="T5">get_value</text:span>” on the starfighter’s focus.</text:p>
      <text:p text:style-name="P17"/>
      <text:p text:style-name="P17">- a<text:span text:style-name="T5">dd_score_item</text:span></text:p>
      <text:p text:style-name="P17">Traverse the starfighter’s focus left to right, if the current item is an orb, go on and ignore.</text:p>
      <text:p text:style-name="P28">If the current item is a focus, try to add the score item there <text:span text:style-name="T11">recursively</text:span>. </text:p>
      <text:p text:style-name="P28">If successful, end. Otherwise, keep traversing rightward in the original focus.</text:p>
      <text:p text:style-name="P17">If there is absolutely no place in any of the focuses within the starfighter’s focus, append the score item to the right of the starfighter’s focus.</text:p>
      <text:p text:style-name="P17"/>
      <text:p text:style-name="P17">- <text:s/><text:span text:style-name="T5">get_value</text:span></text:p>
      <text:p text:style-name="P17">Traverse the starfighter’s focus left to right, add the value of the current element to the overall value by executing “get_value” on the current score element. If the current score element is a focus, <text:span text:style-name="T12">the routine</text:span> “get_value” <text:span text:style-name="T12">is executed </text:span><text:span text:style-name="T7">recursively</text:span> on the current score element.</text:p>
      <text:p text:style-name="P17">If at any point in time we land on a full focus, we multiply its value by the relevant factor depending on the focus type.</text:p>
      <text:p text:style-name="P17"><text:soft-page-break/></text:p>
      <text:p text:style-name="P22">Satisfaction of design principles:</text:p>
      <text:p text:style-name="P10">- Information hiding</text:p>
      <text:p text:style-name="P18">In the FOCUS class, there’s a method called “is_full”. This method is used to query whether a focus is full during the calculation of the value. If I decide to <text:span text:style-name="T9">improve</text:span> the overall design next week and thus change the way I check if a focus is full, that would not affect any client class because the method is hidden.</text:p>
      <text:p text:style-name="P18">On the other hand, “<text:span text:style-name="T6">add_score_item” </text:span>as well as “<text:span text:style-name="T5">get_value</text:span>” are public as a design choice, since they are used by clients such as ENEMY descendants. <text:span text:style-name="T12">Their content though can be updated seamlessly because the client class does not see anything but those 2 routines. </text:span></text:p>
      <text:p text:style-name="P18"/>
      <text:p text:style-name="P12">- Single Choice Principle</text:p>
      <text:p text:style-name="P18"><text:span text:style-name="T8">The class </text:span>SCORE_ITEM <text:span text:style-name="T8">has the attributes that are common to both ORB and FOCUS classes.</text:span></text:p>
      <text:p text:style-name="P19">It ensures that if for any reason we decided to change the name or the type of those attributes, we only need to change them in one place – thus satisfying the single choice principle.</text:p>
      <text:p text:style-name="P19">Beyond the attributes, there are only 3 deferred methods in SCORE_ITEM and they’re all implemented in the descendant classes.</text:p>
      <text:p text:style-name="P19"/>
      <text:p text:style-name="P19">- Cohesion</text:p>
      <text:p text:style-name="P19">As mentioned above, the SCORE_ITEM class has 3 deferred methods. </text:p>
      <text:p text:style-name="P19">In particular, let’s consider “<text:span text:style-name="T6">add_score_item</text:span>”. While this method makes sense for the FOCUS descendant, it does not make any sense for the ORB descendant.</text:p>
      <text:p text:style-name="P19">This violates cohesion because the ORB class has irrelevant functionality.</text:p>
      <text:p text:style-name="P19">As a consequence, the ancestor SCORE_ITEM class also has some irrelevant attributes to any of the two descendants we choose. As seen here</text:p>
      <text:p text:style-name="P19"/>
      <text:p text:style-name="P6">feature -- attributes</text:p>
      <text:p text:style-name="P6"><text:tab/>type: INTEGER</text:p>
      <text:p text:style-name="P6"><text:tab/>value: INTEGER</text:p>
      <text:p text:style-name="P6"><text:tab/><text:span text:style-name="T2">multiply_factor: INTEGER</text:span></text:p>
      <text:p text:style-name="P6"><text:tab/>is_starfighter_focus: BOOLEAN</text:p>
      <text:p text:style-name="P6"><text:tab/>t_orb: INTEGER</text:p>
      <text:p text:style-name="P6"><text:tab/>t_focus: INTEGER</text:p>
      <text:p text:style-name="P6"/>
      <text:p text:style-name="P19">The attribute “multiply_factor” is not needed in the ORB descendant, thus again, violating cohesion.</text:p>
      <text:p text:style-name="P19"><text:span text:style-name="T12">T</text:span>he reason I designed it that way is for speed of programming, given <text:span text:style-name="T12">an</text:span>other<text:span text:style-name="T12"> equally tough project in EECS3431</text:span>. But if this was a project conducted in real life (or if EECS3311 was the only course I was taking), then a much better design can be created that would satisfy cohesion by <text:span text:style-name="T9">definition.</text:span></text:p>
      <text:p text:style-name="P19"/>
      <text:p text:style-name="P15">- Programming from the interface</text:p>
      <text:p text:style-name="P19">The starfighter’s focus (and by extension, any FOCUS object), has an attribute of type LIST, with all the focus’s content. </text:p>
      <text:p text:style-name="P20">The dynamic type of the focus is ARRAYED_LIST, but all clients of the list in FOCUS use the LIST interface to add or get elements in the <text:span text:style-name="T13">focus</text:span>. Thus, if we change the dynamic type to LINKED_LIST for example, the clients would not be affecte<text:span text:style-name="T9">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8T09:39:30.410118147</meta:creation-date>
    <dc:date>2020-12-09T07:30:27.643463225</dc:date>
    <meta:editing-duration>PT1H3M35S</meta:editing-duration>
    <meta:editing-cycles>12</meta:editing-cycles>
    <meta:generator>LibreOffice/6.0.7.3$Linux_X86_64 LibreOffice_project/00m0$Build-3</meta:generator>
    <meta:document-statistic meta:table-count="0" meta:image-count="0" meta:object-count="0" meta:page-count="4" meta:paragraph-count="124" meta:word-count="1456" meta:character-count="9136" meta:non-whitespace-character-count="7592"/>
  </office:meta>
</office:document-meta>
</file>